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4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2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3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4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</office:automatic-styles>
  <office:body>
    <office:spreadsheet>
      <table:table table:name="Feuille1" table:style-name="ta1" table:print="false">
        <table:table-column table:style-name="co1" table:number-columns-repeated="18" table:default-cell-style-name="Default"/>
        <table:table-row table:style-name="ro2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/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</table:table-row>
        <table:table-row table:style-name="ro3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</table:table-row>
        <table:table-row table:style-name="ro3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3"/>
        </table:table-row>
        <table:table-row table:style-name="ro3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2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</table:table-row>
        <table:table-row table:style-name="ro3">
          <table:table-cell office:value-type="string">
            <text:p>p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style-name="ce1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table:style-name="ce1" office:value-type="string">
            <text:p>pont</text:p>
          </table:table-cell>
          <table:table-cell table:style-name="ce1"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3"/>
        </table:table-row>
        <table:table-row table:style-name="ro3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3"/>
        </table:table-row>
        <table:table-row table:style-name="ro3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2" office:value-type="string">
            <text:p>pil</text:p>
          </table:table-cell>
          <table:table-cell table:style-name="ce2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</table:table-row>
        <table:table-row table:style-name="ro3">
          <table:table-cell office:value-type="string">
            <text:p>b/mb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ce5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3"/>
        </table:table-row>
        <table:table-row table:style-name="ro3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/>
        </table:table-row>
        <table:table-row table:style-name="ro3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/>
        </table:table-row>
        <table:table-row table:style-name="ro3">
          <table:table-cell office:value-type="string">
            <text:p>ts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3"/>
        </table:table-row>
        <table:table-row table:style-name="ro3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3"/>
        </table:table-row>
        <table:table-row table:style-name="ro3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3"/>
        </table:table-row>
        <table:table-row table:style-name="ro3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3"/>
        </table:table-row>
        <table:table-row table:style-name="ro3">
          <table:table-cell office:value-type="string">
            <text:p>dz/ts ?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3"/>
        </table:table-row>
        <table:table-row table:style-name="ro3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3"/>
        </table:table-row>
        <table:table-row table:style-name="ro3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/>
        </table:table-row>
        <table:table-row table:style-name="ro3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6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3"/>
        </table:table-row>
        <table:table-row table:style-name="ro3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3"/>
        </table:table-row>
        <table:table-row table:style-name="ro3">
          <table:table-cell office:value-type="string">
            <text:p>dz</text:p>
          </table:table-cell>
          <table:table-cell office:value-type="string">
            <text:p>u/it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</table:table-row>
        <table:table-row table:style-name="ro3">
          <table:table-cell office:value-type="string">
            <text:p>dz</text:p>
          </table:table-cell>
          <table:table-cell office:value-type="string">
            <text:p>ikt</text:p>
          </table:table-cell>
          <table:table-cell office:value-type="string">
            <text:p>i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3"/>
        </table:table-row>
        <table:table-row table:style-name="ro3">
          <table:table-cell office:value-type="string">
            <text:p>t</text:p>
          </table:table-cell>
          <table:table-cell office:value-type="string">
            <text:p>ant</text:p>
          </table:table-cell>
          <table:table-cell office:value-type="string">
            <text:p>a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4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3"/>
        </table:table-row>
        <table:table-row table:style-name="ro3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3"/>
        </table:table-row>
        <table:table-row table:style-name="ro3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3"/>
        </table:table-row>
        <table:table-row table:style-name="ro3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3"/>
        </table:table-row>
        <table:table-row table:style-name="ro3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3"/>
        </table:table-row>
        <table:table-row table:style-name="ro3">
          <table:table-cell office:value-type="string">
            <text:p>d/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2"/>
          <table:table-cell table:style-name="ce1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3"/>
        </table:table-row>
        <table:table-row table:style-name="ro3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3"/>
        </table:table-row>
        <table:table-row table:style-name="ro3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2"/>
        </table:table-row>
        <table:table-row table:style-name="ro4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6" office:value-type="string">
            <text:p>ema (<text:span text:style-name="T1">esa</text:span><text:span text:style-name="T2">)</text:span></text:p>
          </table:table-cell>
          <table:table-cell office:value-type="string">
            <text:p>defecate</text:p>
          </table:table-cell>
          <table:table-cell table:number-columns-repeated="3"/>
        </table:table-row>
        <table:table-row table:style-name="ro3">
          <table:table-cell office:value-type="string">
            <text:p>ʔ</text:p>
          </table:table-cell>
          <table:table-cell office:value-type="string">
            <text:p>a/e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3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3"/>
        </table:table-row>
        <table:table-row table:style-name="ro4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6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6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  <table:table-cell office:value-type="string">
            <text:p>live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3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3"/>
        </table:table-row>
        <table:table-row table:style-name="ro3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3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3"/>
        </table:table-row>
        <table:table-row table:style-name="ro3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/>
        </table:table-row>
        <table:table-row table:style-name="ro3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/>
        </table:table-row>
        <table:table-row table:style-name="ro3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3"/>
        </table:table-row>
        <table:table-row table:style-name="ro3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3"/>
        </table:table-row>
        <table:table-row table:style-name="ro4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6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/>
        </table:table-row>
        <table:table-row table:style-name="ro3">
          <table:table-cell office:value-type="string">
            <text:p>kh/g</text:p>
          </table:table-cell>
          <table:table-cell office:value-type="string">
            <text:p>ɑp</text:p>
          </table:table-cell>
          <table:table-cell office:value-type="string">
            <text:p>ɑ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6"/>
          <table:table-cell table:style-name="ce6" office:value-type="string">
            <text:p>kapma, <text:span text:style-name="T1">kaptu</text:span></text:p>
          </table:table-cell>
          <table:table-cell office:value-type="string">
            <text:p>to put together (things that are related</text:p>
          </table:table-cell>
          <table:table-cell table:number-columns-repeated="3"/>
        </table:table-row>
        <table:table-row table:style-name="ro3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3"/>
        </table:table-row>
        <table:table-row table:style-name="ro3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3"/>
        </table:table-row>
        <table:table-row table:style-name="ro3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3"/>
        </table:table-row>
        <table:table-row table:style-name="ro3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</table:table-row>
        <table:table-row table:style-name="ro3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3"/>
        </table:table-row>
        <table:table-row table:style-name="ro3">
          <table:table-cell office:value-type="string">
            <text:p>g/kh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3"/>
        </table:table-row>
        <table:table-row table:style-name="ro3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6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4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</table:table-row>
        <table:table-row table:style-name="ro2">
          <table:table-cell table:number-columns-repeated="3"/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</table:table-row>
        <table:table-row table:style-name="ro2">
          <table:table-cell table:number-columns-repeated="9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4" office:value-type="string">
            <text:p>muts</text:p>
          </table:table-cell>
          <table:table-cell office:value-type="string">
            <text:p>forget</text:p>
          </table:table-cell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/>
        </table:table-row>
        <table:table-row table:style-name="ro2">
          <table:table-cell table:number-columns-repeated="3"/>
          <table:table-cell table:style-name="ce1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2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6"/>
          <table:table-cell table:style-name="ce7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office:value-type="string">
            <text:p>ɴbod, b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the ground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</table:table-row>
        <table:table-row table:style-name="ro2">
          <table:table-cell table:number-columns-repeated="3"/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</table:table-row>
        <table:table-row table:style-name="ro2">
          <table:table-cell table:number-columns-repeated="3"/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</table:table-row>
        <table:table-row table:style-name="ro2">
          <table:table-cell table:number-columns-repeated="3"/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3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2"/>
          <table:table-cell table:style-name="ce1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2"/>
          <table:table-cell table:style-name="ce1" office:value-type="string">
            <text:p>saːkt</text:p>
          </table:table-cell>
          <table:table-cell office:value-type="string">
            <text:p>to sort, to cull, to weed by hand</text:p>
          </table:table-cell>
          <table:table-cell office:value-type="string">
            <text:p>sek</text:p>
          </table:table-cell>
          <table:table-cell office:value-type="string">
            <text:p>to choose</text:p>
          </table:table-cell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, taksa</text:p>
          </table:table-cell>
          <table:table-cell office:value-type="string">
            <text:p><text:s/>to fil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amma (tamsu)</text:p>
          </table:table-cell>
          <table:table-cell office:value-type="string">
            <text:p>to fill up, to collec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table:number-columns-repeated="4"/>
          <table:table-cell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4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/>
        </table:table-row>
        <table:table-row table:style-name="ro2">
          <table:table-cell table:number-columns-repeated="3"/>
          <table:table-cell table:style-name="ce1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2"/>
          <table:table-cell table:style-name="ce4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</table:table-row>
        <table:table-row table:style-name="ro2">
          <table:table-cell table:number-columns-repeated="9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</table:table-row>
        <table:table-row table:style-name="ro2">
          <table:table-cell table:number-columns-repeated="9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</table:table-row>
        <table:table-row table:style-name="ro2">
          <table:table-cell table:number-columns-repeated="3"/>
          <table:table-cell office:value-type="string">
            <text:p>ghuk</text:p>
          </table:table-cell>
          <table:table-cell office:value-type="string">
            <text:p>uk</text:p>
          </table:table-cell>
          <table:table-cell office:value-type="string">
            <text:p>be ben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gug.po</text:p>
          </table:table-cell>
          <table:table-cell office:value-type="string">
            <text:p>ŋgɤɣ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ɦel</text:p>
          </table:table-cell>
          <table:table-cell table:style-name="ce2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<text:s/>&lt; Nepali helnu</text:p>
          </table:table-cell>
        </table:table-row>
        <table:table-row table:style-name="ro2">
          <table:table-cell table:number-columns-repeated="3"/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hɔn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2">
          <table:table-cell table:number-columns-repeated="3"/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融</text:p>
          </table:table-cell>
        </table:table-row>
        <table:table-row table:style-name="ro2">
          <table:table-cell table:number-columns-repeated="3"/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nɤŋka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ˀr</text:p>
          </table:table-cell>
          <table:table-cell office:value-type="string">
            <text:p>bite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2">
          <table:table-cell table:number-columns-repeated="3"/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h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kʰri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i</text:p>
          </table:table-cell>
          <table:table-cell office:value-type="string">
            <text:p>lɛtt</text:p>
          </table:table-cell>
          <table:table-cell office:value-type="string">
            <text:p>take out </text:p>
          </table:table-cell>
          <table:table-cell office:value-type="string">
            <text:p>lɔːnt</text:p>
          </table:table-cell>
          <table:table-cell office:value-type="string">
            <text:p>come out</text:p>
          </table:table-cell>
          <table:table-cell office:value-type="string">
            <text:p>lɔːtt</text:p>
          </table:table-cell>
          <table:table-cell office:value-type="string">
            <text:p>to extract, to take out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滅</text:p>
          </table:table-cell>
        </table:table-row>
        <table:table-row table:style-name="ro2">
          <table:table-cell table:number-columns-repeated="3"/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oŋ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ŋu</text:p>
          </table:table-cell>
          <table:table-cell office:value-type="string">
            <text:p>ɣɤwu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ŋu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</table:table-row>
        <table:table-row table:style-name="ro2">
          <table:table-cell table:number-columns-repeated="3"/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pri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bud, bud</text:p>
          </table:table-cell>
          <table:table-cell office:value-type="string">
            <text:p>phɯ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pu ou spɯ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9"/>
          <table:table-cell office:value-type="string">
            <text:p>raʁ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</table:table-row>
        <table:table-row table:style-name="ro2">
          <table:table-cell table:number-columns-repeated="3"/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2"/>
          <table:table-cell table:style-name="ce5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用</text:p>
          </table:table-cell>
        </table:table-row>
        <table:table-row table:style-name="ro2">
          <table:table-cell table:number-columns-repeated="3"/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ta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tog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ʦ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</table:table-row>
        <table:table-row table:style-name="ro2">
          <table:table-cell table:number-columns-repeated="3"/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</table:table-row>
        <table:table-row table:style-name="ro2">
          <table:table-cell table:number-columns-repeated="3"/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tôː</text:p>
          </table:table-cell>
          <table:table-cell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</table:table-row>
        <table:table-row table:style-name="ro2">
          <table:table-cell table:number-columns-repeated="3"/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peak</text:p>
          </table:table-cell>
          <table:table-cell office:value-type="string">
            <text:p>vi</text:p>
          </table:table-cell>
          <table:table-cell table:number-columns-repeated="11"/>
        </table:table-row>
        <table:table-row table:style-name="ro5">
          <table:table-cell table:number-columns-repeated="3"/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style-name="ce6"/>
          <table:table-cell/>
          <table:table-cell table:style-name="ce6"/>
          <table:table-cell/>
          <table:table-cell table:style-name="ce6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  <table:table-cell office:value-type="string">
            <text:p>burn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rʌ̄m</text:p>
          </table:table-cell>
          <table:table-cell table:number-columns-repeated="5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ːpt</text:p>
          </table:table-cell>
          <table:table-cell table:number-columns-repeated="3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 </text:p>
          </table:table-cell>
          <table:table-cell table:number-columns-repeated="6"/>
          <table:table-cell office:value-type="string">
            <text:p>cekma (cektu)</text:p>
          </table:table-cell>
          <table:table-cell office:value-type="string">
            <text:p>to cut, chop up</text:p>
          </table:table-cell>
          <table:table-cell office:value-type="string">
            <text:p>ɴdrad, brad</text:p>
          </table:table-cell>
          <table:table-cell office:value-type="string">
            <text:p>rɤ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cʰukma (cʰukta)</text:p>
          </table:table-cell>
          <table:table-cell office:value-type="string">
            <text:p>to jump, land (birds, planes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</table:table-row>
        <table:table-row table:style-name="ro2">
          <table:table-cell table:number-columns-repeated="3"/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D1:Feuille1.AMJ1048575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17/02/2016</text:date>, <text:time>15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17T15:38:24.25</dc:date>
    <meta:editing-duration>PT12H48M59S</meta:editing-duration>
    <meta:editing-cycles>217</meta:editing-cycles>
    <meta:generator>OpenOffice/4.0.1$Win32 OpenOffice.org_project/401m5$Build-9714</meta:generator>
    <dc:creator>Guillaume Jacques</dc:creator>
    <meta:document-statistic meta:table-count="3" meta:cell-count="1770" meta:object-count="0"/>
    <meta:user-defined meta:name="Info 1"/>
    <meta:user-defined meta:name="Info 2"/>
    <meta:user-defined meta:name="Info 3"/>
    <meta:user-defined meta:name="Info 4"/>
  </office:meta>
</office:document-meta>
</file>